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0.8cm" table:align="margins"/>
    </style:style>
    <style:style style:name="Tabla1.A" style:family="table-column">
      <style:table-column-properties style:column-width="5.401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6191" officeooo:paragraph-rsid="00136191"/>
    </style:style>
    <style:style style:name="P2" style:family="paragraph" style:parent-style-name="Table_20_Contents">
      <style:paragraph-properties fo:text-align="center" style:justify-single-word="false"/>
      <style:text-properties officeooo:rsid="00136191" officeooo:paragraph-rsid="00136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enas de Sentinel 2</text:p>
      <text:p text:style-name="P1">para 2022</text:p>
      <text:p text:style-name="P1"/>
      <table:table table:name="Tabla1" table:style-name="Tabla1">
        <table:table-column table:style-name="Tabla1.A" table:number-columns-repeated="2"/>
        <table:table-row table:style-name="TableLine94563462422848">
          <table:table-cell table:style-name="Tabla1.A1" office:value-type="string">
            <text:p text:style-name="P2"><text:a xlink:type="simple" xlink:href="file:///home/cubarro/Descargas/demo/repoS2/Escenas.html" text:style-name="Internet_20_link" text:visited-style-name="Visited_20_Internet_20_Link">Mapa de escenas</text:a></text:p>
          </table:table-cell>
          <table:table-cell table:style-name="Tabla1.B1" office:value-type="string">
            <text:p text:style-name="P2"><text:a xlink:type="simple" xlink:href="file:///home/cubarro/Descargas/demo/repoS2/EscenaPropuesta.html" text:style-name="Internet_20_link" text:visited-style-name="Visited_20_Internet_20_Link">Escena propuesta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999999" style:writing-mode="lr-tb" draw:fill="gradient" draw:fill-gradient-name="London_20_Mist" draw:gradient-step-count="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London_20_Mist" draw:gradient-step-count="0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21:46:33.253434883</meta:creation-date>
    <dc:date>2023-01-19T21:50:25.591296818</dc:date>
    <meta:editing-duration>PT3M52S</meta:editing-duration>
    <meta:editing-cycles>2</meta:editing-cycles>
    <meta:generator>LibreOffice/7.0.4.2$Linux_X86_64 LibreOffice_project/00$Build-2</meta:generator>
    <meta:document-statistic meta:table-count="1" meta:image-count="0" meta:object-count="0" meta:page-count="1" meta:paragraph-count="4" meta:word-count="11" meta:character-count="61" meta:non-whitespace-character-count="54"/>
  </office:meta>
</office:document-meta>
</file>